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240" officeooo:paragraph-rsid="001b0240"/>
    </style:style>
    <style:style style:name="P2" style:family="paragraph" style:parent-style-name="Standard">
      <style:paragraph-properties fo:text-align="center" style:justify-single-word="false"/>
      <style:text-properties officeooo:rsid="001b0240" officeooo:paragraph-rsid="001b024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men Tema 2 de Gabritingas</text:p>
      <text:p text:style-name="P1"/>
      <text:p text:style-name="P1">Eventos: Cualquier suceso que le pueda ocurrir a un elemento HTML.</text:p>
      <text:p text:style-name="P1"><text:line-break/>Ejemplo: <text:s/>&lt;Elemento_HTML evento=’código_JavaScript’&gt;</text:p>
      <text:p text:style-name="P1"/>
      <text:p text:style-name="P1">Las comillas simples se pueden cambiar por dobles.<text:span text:style-name="T1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8T10:34:47.057000000</meta:creation-date>
    <meta:generator>LibreOffice/7.2.2.2$Windows_X86_64 LibreOffice_project/02b2acce88a210515b4a5bb2e46cbfb63fe97d56</meta:generator>
    <dc:date>2023-11-18T10:38:30.919000000</dc:date>
    <meta:editing-duration>PT3M44S</meta:editing-duration>
    <meta:editing-cycles>1</meta:editing-cycles>
    <meta:document-statistic meta:table-count="0" meta:image-count="0" meta:object-count="0" meta:page-count="1" meta:paragraph-count="4" meta:word-count="27" meta:character-count="199" meta:non-whitespace-character-count="174"/>
  </office:meta>
</office:document-meta>
</file>